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a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Core. Strona w większej części napisana została w programie Visual Studio 2017 z małą pomocą Notepad++.</text:p>
      <text:p text:style-name="P1">Praca podzielona została na 5 rozdziałów,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 Rozdział 5 podsumowuje całą aplikację i przedstawia pomysły na dalszy rozwój.</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Core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 Chapter 5 summarizes the whole application and presents ideas for further development.</text:p>
      <text:p text:style-name="P1"/>
      <text:p text:style-name="P1">1. Wstęp</text:p>
      <text:p text:style-name="P1">1.1 Cel</text:p>
      <text:p text:style-name="P1">Prace dyplomowe to ważna część życia nie tylko akademickiego ale także zawodowego. Co roku uczniowie, studenci czy doktoranci stoją przed zadaniem napisania pracy naukowej. Każda praca przed przedstawieniem jej komisji musi zostać oceniona. Ukończeniu towarzyszy recenzja, napisana zazwyczaj przez dwie osoby: opiekuna/promotora oraz recenzenta - osoby trzeciej. Zabieg ten ma na celu pomóc nie tylko jednostce naukowej, by ta nie oceniała prac nie spełniających wymagań, ale także autorowi samej pracy, by nie podchodził do obrony z brakami. Proces recenzji nie jest obecnie zdigitalizowany w zbyt dużym stopniu. Po odpowiedniej analizie, można dojść do paru wniosków. Wykonując swoją pracę w czasach gdzie połowa rzeczy jest na papierze a połowa skomputeryzowana, recenzenci zaczynając mieć problem nie tylko ze ocenianiem obecnych prac, ale i z przeszukiwaniem archiwalnych recenzji. Ujednolicenie obecnego systemu poprzez zwiększenie nacisku na digitalizacje, znacząco usprawniło by ten proces. Kreowana była więc wizja użycia popularnych w internecie stron WWW. Strony internetowe w dzisiejszych czasach cechują się wygodą oraz uniwersalnością. Tworzone są one w taki sposób, aby niezależnie od wybranego przez użytkownika środowiska, czy to w postaci systemu operacyjnego, czy smartfona - możliwe było jej bezproblemowe używanie. Głównym zadaniem dla programisty jest stworzenie strony internetowej z własną logiką i danymi, zwaną też aplikacją internetową. Stworzenie takiej aplikacji nie tylko polepszyło by obecny ekosystem, ale umożliwiło by skorzystanie z dobrodziejstw internetu. Na etapach koncepcyjnych kreowała się wizja portalu informującego mailowo o zakończeniu recenzji. Pozwalającego na stworzenie archiwum prac w których po indeksach studentów można było by znaleźć recenzje nawet sprzed paru lat. W obliczu t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Odwiedzający stronę studenci będą mogli wysłać formularz dotyczący recenzji ich pracy dyplomowej. Zarejestrowani przez administratora pracownicy, będą mogli dostawać takie zgłoszenia od studentów. Wysyłany formularz posiada informacje takie jak tytuł pracy, wstęp/streszczenie, plik z pracą w formacie pdf oraz podstawowe dane do identyfikacji studenta przez adres mail stworzony na uczelni, jego imię i nazwisko oraz jednostka naukowa w której studiuje. Oprócz tego zawrzeć trzeba również mail opiekuna i ewentualnego recenzenta, zależnie od typu pracy. Na podaną przez wysyłającego pocztę, zostanie przysłany link dający możliwość przejrzenia recenzji. Ten adres url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procesu recenzji wraz z oceną końcową. Korzystając z linku może on sprawdzić wystawioną przez opinię. To podsumowuje działanie aplikacji w relacji recenzent - student, spełniając tym samym podstawowe założenia.</text:p>
      <text:p text:style-name="P1"/>
      <text:p text:style-name="P1">1.3 Istniejące rozwiązania</text:p>
      <text:p text:style-name="P1">Po odpowiedniej analizie poszczególnych uczelni w Polsce, można zauważyć dwa główne sposoby na recenzje prac dyplomowych. Pierwszym jest częściowy brak zdigitalizowania tego procesu. Student dostarcza swoją pracę poprzez udanie się do opiekuna zazwyczaj z pracą wgraną na nośnik w postaci przenośnego dysku lub płytki CD, można odnotować przypadki wydrukowania prac ale jest to raczej marginalnie zjawisko. Student nie dostaje żadnej informacji zwrotnej odnośnie statusu recenzji i musi się on po nią udać do opiekuna. Drugim sposobem jest załatwianie tych spraw poprzez pocztę elektroniczną. Problem leży bardziej w kwestii archiwizowania recenzji. Te zostają zapisane na dyskach twardych opiekunów, co oczywiście naraża je na usunięcie przy awarii, lub są drukowane po czym stawiane na półkach, co zapełnia miejsce, którego w środowisku akademickim zawsze brakuje. Najważniejszym jednak jest fakt, że brakuje rozwiązania w postaci strony internetowej czy aplikacji mobilnej. To samo w sobie utrudniło pracę, gdyż brak dostępnych rozwiązań uniemożliwia zweryfikowanie przydatnych oraz nieprzydatnych dla takiego systemu funkcji. Brakuje opinii w chociażby w internecie, które mogłyby pomóc zaprojektować odpowiednio taką aplikację.</text:p>
      <text:p text:style-name="P1"/>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technologii więc jest bardzo ważny. Do stworzenia aplikacji użyto ASP.NET Core. Napisany jest on w języku C# na platformie .NET Core. System potrzebował też bazy danych, a odpowiednim kandydatem do zarządzania danymi był MSSQL znany też jako Microsoft SQL Server. Do obsługi HTML, CSS oraz JavaScript wykorzystano popularn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ów bibliotek z których owe narzędzia korzystały, te zostaną opisane bardziej szczegółowo w dalszej części.</text:p>
      <text:p text:style-name="P1">1.5 Plan Pracy Dyplomowej</text:p>
      <text:p text:style-name="P1">W celu łatwiejszej nawigacji po pracy, została ona odpowiednio podzielona. Warto jest opisać każde narzędzie, proces i implementacje, niezbędnym więc jest przeznaczenie im odpowiedniego dla nich miejsca. Finalnie praca składa się z 5 następujących rozdziałów:</text:p>
      <text:p text:style-name="P1">Rozdział 1: Wstęp</text:p>
      <text:p text:style-name="P1">Rozdział 2: Technologie i narzędzia<text:line-break/>Rozdział 3: Aplikacja</text:p>
      <text:p text:style-name="P1">Rozdział 4: Rozwiązania</text:p>
      <text:p text:style-name="P1">Rozdział 5: Podsumowanie</text:p>
      <text:p text:style-name="P1">W Rozdziale 1 skupiono się bardziej na ogółach aby można było mieć bardziej powierzchowny obraz aplikacji i tego czego ona dotyczy.</text:p>
      <text:p text:style-name="P1">Rozdział 2 to opis technologii oraz użytych narzędzi. Szczegółowe przedstawienie tego na czym wszystko zostało napisane, wraz z powodami ich użycia ponad innymi. </text:p>
      <text:p text:style-name="P1">Rozdział 3 skupi się na bardziej szczegółowym opisie aplikacji, co dokładnie jest w niej możliwe. Część tą potraktować można jako dokumentacje użytkownika, w której skupiono się na froncie strony i pokierowaniu po wszystkich funkcjach.</text:p>
      <text:p text:style-name="P1">Rozdział 4 ma na celu ukazanie programistycznej strony aplikacji. Pokazane zostaną tu fragmenty kodu oraz ich wyczerpują deskrypcję, która pomoże w zrozumieniu meandrów działania poszczególnych elementów.</text:p>
      <text:p text:style-name="P1">Rozdział 5 podsumowuje pracę, przedstawiając możliwości dalszego rozwoju. </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ASP.NET Core posiada wbudowaną obsługę użytkowników i ich ról dzięki temu nie trzeba tego robić ręcznie.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Entity Framework Core</text:p>
      <text:p text:style-name="P1">Baza danych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Core. Odpowiada on za mapowanie obiektowo-relacyjne, ponieważ pomimo tego że baza jest relacyjna, obiekty w kodzie aplikacji są obiektami, co wynika z obiektowości języka C#. Narzędzie to pomaga łączyć te dwie struktury.</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żna nie tylko aplikacje internetową ale i oprogramowanie konsolowe czy takie z graficznym interfejsem. Visual Studio wspiera domyślnie wszystkie wyżej wymienione frameworki jak ASP.NET Core czy MSSQL z Entity Framework Core, dzięki czemu nie problemy z kompatybilnością pomiędzy tymi komponentami zmniejszone są do minimum. Oprogramowanie jest własnościowe w przeciwieństwie do użytych technologii, jednakże dostępna jest edycja Community za darmo dla celów niekomercyjnych z myślą o zastosowaniach akademickich.</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 Oprogramowanie często służyło do testowania zmiennych, kiedy nie było jeszcze możliwości wpisania ich do bazy, lub chwilowa zmiana wartości w celu przejrzenie jej wpływu na działanie aplikacji.</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oogle Chrome</text:p>
      <text:p text:style-name="P1">Strony internetowe wyświetlane są w przeglądarkach internetowych. Odpowiednie silniki renderujące, interpretują kod źródłowy strony, pokazując jego graficzną wersję. Przeglądarki wbudowane mają narzędzia deweloperskie dla programistów, dzięki którym mogą oni debugować swoją aplikacje. W projekcie do tego celu slużył Google Chrome.</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użytkownika. W celu logowania wymagane są dane w postaci jakiegoś rodzaju identyfikatora, często w formie nazwy użytkownika lub maila, oraz hasło, które blokuje dostęp do prywatnych danych. Projekt wykorzystuje do identyfikacji adres 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ć,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ny jest poprzez kliknięcie na przycisk i wybranie pliku. Przyjmowane są tylko dokumenty w formacie pdf ważące nie więcej niż 5Mb.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Treść komunikatu zmienia się zależnie od napotkanego błędu.</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ejście na poniższe strony nie będąc zalogowanym, ale posiadając odpowiedni, przenosi odwiedzającego do witryny z logowaniem, a zalogowanie się do wcześniej wpisanej podstrony. W tym segmencie skupiono się na delikatnych zmianach w istniejących już wcześniej stronach oraz na zupełnie nowych. </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ę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 Formularza</text:p>
      <text:p text:style-name="P1">Witryna na której pracownik może podjąć się oceny pracy inżynierskiej przez jej recenzje. Domyślnie mamy 3 wzory, nie oddają one faktycznych z Politechniki Łódzkiej, ale ich większa ilość ma pokazać do czego zdolny jest prototyp. Na formularzu oprócz pól do ocen, znaleźć można pola, które znajdują się w każdym formularzu. Podobnie jak w możliwości przejrzenia recenzji przez studenta, jest tutaj pole z tytułem pracy. Dodatkowe pola to natomiast „Dane Studenta” zawierające jego imię, nazwisko oraz mail z indeksem. Występuje też tutaj abstrakt, zatytułowany jako „Wstęp”. Następnie zauważyć można sam formularz z pytaniami i odpowiedziami. Na samym dole przyciski „Zapisz” - zapisujące obecne zmiany; „Cofnij” wracający do listy zgłoszeń; „Drukuj” otwierający okno drukowania przeglądarki; „Zakończ ocenienia” otwierający okno alertu, <text:s text:c="1"/>którego potwierdzenie, zakończy ocenianie i uniemożliwi dalszą edycję. Innym rezultatem sfinalizowania recenzji będzie może być wrzucenie recenzji do archiwum. Jest to jednak zależne od tego czy druga osoba w postaci recenzenta/opiekuna również ukończyła wystawienie opinii. Jeśli tego nie zrobiła, recenzja trawi do archiwum, gdy już to zrobi. Istnieje możliwość wrzucenia recenzji do archiwum. Jeżeli już oceniony przez pracownika formularz ma więcej niż 60 dni, w widoku pojawi się przycisk umożliwiający przeniesienie recenzji do archiwum. Czynność ta jednak zrobi to dla dwóch recenzujących, zalecane jest więc dowiedzenie się o statusie recenzji od drugiej osoby. Formularze skupiające się na więcej niż prostych polach tekstowych zostaną opisane w części rozwiązaniowej.</text:p>
      <text:p text:style-name="P1"/>
      <text:p text:style-name="P1">Administrator</text:p>
      <text:p text:style-name="P1">Ten dostęp dzieli się na 2 typy. Najważniejszy użytkownik to tzw. Administrator Główny. To najważniejsze konto posiadające wszystkie możliwości, konto to nie jest wpisane do listy pracowników co oznacza że nie może ono przyjmować zgłoszeń. Ma ono jednak dostęp do każdego z nich, mogąc je zarówno przejrzeć jak i zedytować. 2 typ to zwyczajny administrator. </text:p>
      <text:p text:style-name="P1">Główny administrator to konto, które zostaje stworzone na przez programistę na dany przez klienta mail. Aktywuje się ono przy pierwszym uruchomieniu, wysyłając na pocztę elektroniczną hasło i login. Po tym administrator może rejestrować użytkowników. Domyślnie nie ma odwiedzający nie ma funkcji rejestracji i tylko administratorzy mogą takowe utworzyć, jednakże można wysłać zgłoszenie braku konta poprzez Stronę Zgłoszenia Użytkownika. Przy tworzeniu użytkownika można nadać mu rolę administratora. Konta takie mają dostęp do stron, na których mogą robić raporty pracownicze czy resetować hasła pracownikom. Podobnie jak poprzednio pobieżnie zostaną opisane zmiany w dotychczasowych elementach strony by następnie przejść do nowych komponentów. Dostanie się do stron przeznaczonych dla administratora skutkuje przeniesieniem nasz do strony błędów z komunikatem o braku uprawnień gdy pracownik jest zalogowany, lub gdy nie jest - przeniesieniem do witryny logowania.</text:p>
      <text:p text:style-name="P1">Zmiany</text:p>
      <text:p text:style-name="P1">Pasek Nawigacyjny</text:p>
      <text:p text:style-name="P1">Pasek ma w trybie administratora dwie nowe opcje w stosunku do zalogowanego pracownika. Pierwsza to Rejestruj, która umożliwia rejestrowanie nowych użytkowników, przenosząc do odpowiedniej podstrony. Druga to panel administratora, gdzie znajduje się duża część nowych funkcjonalności.</text:p>
      <text:p text:style-name="P1"/>
      <text:p text:style-name="P1">Strona Rejestracji</text:p>
      <text:p text:style-name="P1">Rejestrowanie pracowników jest możliwe właśnie na tej podstronie. Wszystkie pola są wymagane, a ich nie wpisanie skutkuje komunikatem o błędnie wprowadzonych danych. W odpowiednie pola administrator musi wpisać: nazwę użytkownika, jego mail, imię i nazwisko, stopień naukowy oraz jego wydział. Następnie nadać lub nie uprawnienia administratora. Na końcu wymagane jest hasło. Jeśli nie chcemy znać hasła użytkownika, istnieje opcja wygenerowania hasła. Dane te łącznie z hasłem zostaną wysłane na podany mail. Po zarejestrowaniu, nowy pracownik powinien automatycznie dodać się na listę pracowników dostępną w pasku nawigacji.</text:p>
      <text:p text:style-name="P1">Panel Administratora</text:p>
      <text:p text:style-name="P1">W panelu znaleźć można główne funkcje administratorskie. Na pierwszy plan wychodzi lista użytkowników. W tabeli tej będzie brakowało konta zalogowanego użytkownika by ten nie mógł się usunąć. W kolumnach możemy znaleźć podstawowe dane w postaci imienia i nazwiska, wydział oraz mail. Dwie ikony na końcu umożliwiają kolejno reset hasła i dezaktywowanie konta. Jeśli konto jest już dezaktywowane, przycisk zmieni się, a kliknięcie w takowy umożliwi ponowną aktywację konta. Na górze dwa przyciski rozwijają odpowiadające im pola.</text:p>
      <text:p text:style-name="P1">- Przycisk „Zgłoszenia” odsłania <text:s text:c="1"/>tablicę ze zgłoszeniami użytkowników. Naciskając plus, aplikacja przechodzi do strony rejestracji automatycznie wpisując odpowiednie dane w polach. Przycisk „x” usuwa zgłoszenie.</text:p>
      <text:p text:style-name="P1">- Przycisk „Raporty Pracownicze” ukazuje wybór dwa pola pozwalające wybrać datę startową i końcową. Wybranie ich i zaakceptowanie przyciskiem przekierowuje na stronę z raportami pracowniczymi.</text:p>
      <text:p text:style-name="P1">Strona Raporty Pracownicze</text:p>
      <text:p text:style-name="P1">Witryna dostępna jest tylko po wcześniejszym wpisaniu w panelu administratora dat. Tutaj można uzyskać raport dotyczący zakończonych i ocenionych recenzji na przestrzeni wybranych dni. Strona powinna wyświetlić tablice z 6 kolumnami oznaczających:</text:p>
      <text:p text:style-name="P1">- Opiekun/Recenzent - kolumna zawierająca ich imiona i nazwiska.</text:p>
      <text:p text:style-name="P1">- Ocena - oceny wystawione kolejno przez opiekuna <text:s text:c="1"/>i recenzenta.</text:p>
      <text:p text:style-name="P1">- Student - mail studenta</text:p>
      <text:p text:style-name="P1">- Data Zakończenia - data wystawienia finalnej oceny.</text:p>
      <text:p text:style-name="P1"/>
      <text:p text:style-name="P1">Baza Danych</text:p>
      <text:p text:style-name="P1">Jednym z kluczowych zadań w projekcie był stworzenie modelu bazy danej. Schemat bazy stworzonej w programie Microsoft SQL Server Management Studio <text:s text:c="1"/>prezentuje się następującą:</text:p>
      <text:p text:style-name="P1">&lt;rysunek&gt;</text:p>
      <text:p text:style-name="P1">Baza była zmieniania podczas pisania aplikacji dzięki zastosowaniu Entity Framework Core. Pozwolił on na tworzenie tablic w bazie opartych na używanych w aplikacji klasach. Dodając odpowiednie adnotacje nad polami <text:s text:c="1"/>klasie, ustalić można było czy pole jest np. wymagane. Zaprojektować można było również relacje. Takie rozwiązanie pozwoliło na skupieniu się na aplikacji, gdyż baza byłą dostosowywana pod potrzeby autora pracy.</text:p>
      <text:p text:style-name="P1">Każda z tablic posiada unikalny identyfikator, który wymagany jest przez SQL W pracy pominięto pola, których zastosowanie jest oczywiste i skupiono się na opisaniu tych, które według autora są warte opisania.</text:p>
      <text:p text:style-name="P1"/>
      <text:p text:style-name="P1">Form odpowiada za formularz stworzony przez studenta. Można w nim znaleźć dane studenta oraz opiekuna i recenzenta. </text:p>
      <text:p text:style-name="P1">GuardianName/ReviewerName - maila pracowników, pozwalające na pokazanie formularza odpowiedniemu pracownikowi.</text:p>
      <text:p text:style-name="P1">Link - link do wglądu w recenzję. To ten sam adres, który wysyłany jest do studenta po stworzeniu formularza.</text:p>
      <text:p text:style-name="P1">FormURL - Identyfikator zgłoszenia. Występuje on w linkach do przeglądania czy edytowania formularzu. Stworzony jest przed GUID, dający mu id niemożliwe do wpisania przez przypadek w przeciwieństwie do np. 1,2,3 itd.</text:p>
      <text:p text:style-name="P1">Password - specjalne hasło dostępne dla studenta, potrzebne do przejrzenie formularza.</text:p>
      <text:p text:style-name="P1">DateTimeStart/Finish - daty, które kolejno wrzucane są przy stworzeniu recenzji przz studenta i ocenieniu jej przez recenzentów.</text:p>
      <text:p text:style-name="P1">QuestionId, QuestionGuardianQuestionId - wskazują na odpowiedni wiersz z tablicy Questions, pozwalając odnieść się do recenzji i jej odpowiedzi.</text:p>
      <text:p text:style-name="P1">ThesisFile - plik z pracą zapisany w postaci tablicy bitów.</text:p>
      <text:p text:style-name="P1">GuardianUserUserListId/ReviewerUserUserListId - wskazują na pracownika i są powiązane z tablicą UserLists.</text:p>
      <text:p text:style-name="P1"/>
      <text:p text:style-name="P1">Questions zawiera w sobie odpowiedzi na odpowiednie pola z formularza recenzji. Wszystko co zapisze recenzent zapisane jest właśnie w tej tablicy</text:p>
      <text:p text:style-name="P1">Question0-9 - reprezentują odpowiedzi w polach formularza. Nie wszystko pola wykorzystane są w każdym typie recenzji.</text:p>
      <text:p text:style-name="P1">LongReview - reprezentuje krótką ocenę merytoryczną, znajdującą się w każdym formularzu</text:p>
      <text:p text:style-name="P1">Grade - końcowa ocena, która wyświetlana jest potem na raporcie oraz w mailu do użytkownika przy zakończeniu recenzji.</text:p>
      <text:p text:style-name="P1">Finished - typ logiczny, prawdziwy jeśli recenzent zakończył ocenianie.</text:p>
      <text:p text:style-name="P1">Status - status recenzji, ma on 3 warianty, „Nowa” dla nowych prac, „Otwarta” dla prac z zaczętą już edycją recenzji oraz „Oceniono”, który podobno jak Finished, oznacza sfinalizowanie oceniania.</text:p>
      <text:p text:style-name="P1"/>
      <text:p text:style-name="P1">Reports to tablica tworzącą się po zakończeniu przez recenzentów oceniania pracy dyplomowej. <text:s text:c="1"/>Te dane wyświetlane są przy tworzeniu raportów pracowniczych.</text:p>
      <text:p text:style-name="P1">FormId - wskazuje na odpowiadający mu formularz.</text:p>
      <text:p text:style-name="P1">GradeReviewer/Guardian - ocena końcowa wystawiona w recenzji.</text:p>
      <text:p text:style-name="P1"/>
      <text:p text:style-name="P1">UserLists reprezentuje listę pracowników. Duplikuje kolumny AspNetUsers, ale zawiera tylko dane odpowiadające za dane osobnowe pracownika.</text:p>
      <text:p text:style-name="P1"/>
      <text:p text:style-name="P1">RequestForms</text:p>
      <text:p text:style-name="P1">Formularz tworzony przy zgłoszeniu braku użytkownika wędruje właśnie do tej tablicy, Nie ma ona żadnych relacji z innymi, gdyż nie jest to gotowy użytkownik.</text:p>
      <text:p text:style-name="P1"/>
      <text:p text:style-name="P1">AspNet</text:p>
      <text:p text:style-name="P1">Tablicę zawierające „AspNet” stworzone są przez ASP.NET Core w ramach obsługi kont użytkownika. Proces ten dokładnie zostanie opisany w rozdziale z rozwiązaniami. Tutaj skupiono się bardziej na znaczeniu pól. Niektóre z nich nie są wykorzystywane gdyż nie wpisywały się w określony cel pracy inżynierskiej, zostały one jednak gdyby zdecydowano się na rozwój aplikacji.</text:p>
      <text:p text:style-name="P1">AspNetUser zawiera strukturę użytkownika wra z polami reprezentującymi np. nazwę użytkownika (UserName) czy Email. Z istotnych tutaj pól wymienić można IsActive, który odpowiada za moduł dezaktywacji <text:s text:c="1"/>konta, warto nadmienić, iż to pole wraz z Department, FullName oraz Title nie są domyślnie tworzone przez ASP.NET Core.</text:p>
      <text:p text:style-name="P1">AspNetUserRoles oraz AspNetRoles odpowiadają za role użytkowników. W aplikacji mamy normalnego użytkownika z rolą Recenzent oraz administratora z rolą Administrator.</text:p>
      <text:p text:style-name="P1"/>
      <text:p text:style-name="P1"/>
      <text:p text:style-name="P1"/>
      <text:p text:style-name="P1">Rozdział 4: Rozwiązania</text:p>
      <text:p text:style-name="P1">W tej części pracy, przedstawione zostaną rozwiązania programowe. Zostaną pokazane praktyczne zastosowania technologii i narzędzi opisanych w rozdziale 2. </text:p>
      <text:p text:style-name="P1">ASP.NET Core MVC</text:p>
      <text:p text:style-name="P1">Aplikacja została napisana zgodnie z wzorcem projektowym MVC (Model, View Controller). Pozwoliło to na użycie ASP.NET Core MVC - platformy aplikacyjnej, która pozwala budować aplikacje internetowe na wzorcu MVC. Zastosowanie tego rozwiązania widoczne jest w strukturze projektu.</text:p>
      <text:p text:style-name="P1">&lt;rysunek&gt;</text:p>
      <text:p text:style-name="P1">3 najważniejsze foldery - duplikujące nazwy komponentów MVC to:</text:p>
      <text:p text:style-name="P1">Models - zawiera w sobie klasy modelu czyli poszczególne obiekty w aplikacji.</text:p>
      <text:p text:style-name="P1">Views - folder z widokami.</text:p>
      <text:p text:style-name="P1">Controllers - katalog przechowujący klasy kontrolerów</text:p>
      <text:p text:style-name="P1">Jedną z konwencji w ASP.NET Core MVC jest nazywanie kontrolerów podobnie jak ich odpowiadający im folder z widokiem, dodając na końcu nazwy „Controller”. Aplikacja dzięki temu zabiegowi potrafi sama odnieść się do odpowiedniego kontrolera. </text:p>
      <text:p text:style-name="P1"/>
      <text:p text:style-name="P1">Model</text:p>
      <text:p text:style-name="P1">Modele i ich zastosowania lepiej zostanie opisane w dalszej części. W aplikacji <text:s text:c="1"/>wykorzystywane są do półautomatycznego tworzenia relacji w bazach danych poprzez Entity Framework Core. Ich standardową funkcją jest wysyłanie odpowiednich danych do kontrolera.</text:p>
      <text:p text:style-name="P1">&lt;rysunek&gt;</text:p>
      <text:p text:style-name="P1"/>
      <text:p text:style-name="P1">ViewModel</text:p>
      <text:p text:style-name="P1">W kontekście MVC warto opisać ViewModel. ViewModel to klasa odnosząca się bezpośrednio do zmiennych w Views. Nie ingeruje one bezpośrednio w bazę danych. Poprzez kontroler można wczytać klasy, ale również stworzyć widok, z danymi stworzonymi w kontrolerze danymi.</text:p>
      <text:p text:style-name="P1">&lt;fragmentkodu1&gt;</text:p>
      <text:p text:style-name="P1"/>
      <text:p text:style-name="P1">Widok</text:p>
      <text:p text:style-name="P1">Widoki podzielone są na kontrolery, a każdy kontroler ma określoną ilość widoków.</text:p>
      <text:p text:style-name="P1">&lt;rysunek&gt;</text:p>
      <text:p text:style-name="P1">Na obrazku można zauważyć katalog, który nosi nazwę kontrolera oraz pliki cshtml, które w tym przypadku odnoszą do metod w kontrolerze oraz domyślnego wyglądu linków w aplikacji. Widok - podstawowa aplikacji internetowej napisany jest podobnie jak wiele innych stron internetowych w HTMLu oraz JavaScript. ASP.NET Core MVC używa silnika Razor. „Razor to silnik renderujący wprowadzony w MVC 3, pozwalający na bardzo łatwe oddzielenie kodu HTML i JavaScript od kodu aplikacji” [3]. Za pomocą symbolu @, silnik wchodzi w specjalny tryb pisania, gdzie możemy wywołać zmienną, czy użyć zapytania warunkowego if.</text:p>
      <text:p text:style-name="P1">Na początku można zauważyć wspomniany w poprzednim punkcie ViewModel, który pozwala wyświetlać dane, w tym przypadku tablicę z raportami pracowniczymi.</text:p>
      <text:p text:style-name="P1">&lt;fragmentkodu2&gt;</text:p>
      <text:p text:style-name="P1"/>
      <text:p text:style-name="P1">Kontroler</text:p>
      <text:p text:style-name="P1">Zdecydowana większa część operacji wykonywana jest w kontrolerach. Reaguje on akcję użytkownika. Przez kontroler, odwiedzający powinien być przenoszony na różne strony. Poszczególne metody w kontrolerze powinny odnosić się do odpowiednich widoków. Odpowiednia nazwa kontrolera pozwala mu się porozumiewać z odpowiadającym mu <text:s text:c="1"/>widokiem automatycznie. „Kontroler nie powinien zawierać logiki biznesowej ani logiki odpowiedzialnej za dostęp do danych” [4], to też w aplikacji większość tych czynności wykonywania jest w repozytoriach. W poniższym kodzie zaobserwować można, że <text:s text:c="1"/>dana akcja dostępna jest tylko dla roli administratora, użytkownicy nie w tej roli, nie będą mieli dostępu do tej metody. Funkcja przyjmuje dwa argumenty, wczytane przez widok.</text:p>
      <text:p text:style-name="P1"/>
      <text:p text:style-name="P1">Entity Framework Core</text:p>
      <text:p text:style-name="P1">Początkowo operacje na bazach robione były poprzez stosowanie zapytań bezpośrednio do bazy, pozostałości tego rozwiązanie można znaleźć w klasie DatabaseAction.cs. Do obsługi bazy danych z poziomu aplikacji użyty został Entity Framework Core, który był o wiele wydajniejszy od poprzedniego rozwiązania. Jedną z jego kluczowych funkcji jest automatyczne stworzenie bazy danych na podstawie modelu i zawartych w modelu adnotacji. Takie rozwiązanie pozwala na szybkie zmiany w bazie. Jak można zauważyć, znaczna część tablic w schemacie bazy ma swojego reprezentanta w postaci klasy modelu.</text:p>
      <text:p text:style-name="P1">&lt;rysunek schemat i model&gt;</text:p>
      <text:p text:style-name="P1">W poniższym kodzie przedstawiono mapowanie przez Entity Framework Core odpowiednich modeli do tablic w bazie</text:p>
      <text:p text:style-name="P1">&lt;fragmentkodu4&gt;</text:p>
      <text:p text:style-name="P1">W Startup.cs, który uruchamiany jest przy starcie aplikacji, przedstawiono funkcję odpowiadającą za poprawne zmapowanie modeli w aplikacji do tablic w bazie na podstawie klasy AppDbContext</text:p>
      <text:p text:style-name="P1">&lt;fragmentkodu5&gt;</text:p>
      <text:p text:style-name="P1">AppDbContext jest pomostem między aplikacją a bazą danych. Umożliwia to na podstawowe operacje takie jak czytanie z bazy, dodawanie, edycja i usuwanie rekordów. </text:p>
      <text:p text:style-name="P1">&lt;fragmentkodu5.1&gt;</text:p>
      <text:p text:style-name="P1">Zauważyć można automatyczne nawiązanie relacji między rekordem z bazy a obiektem 'deleteduser'. Zmiany w jego polach są następnie zatwierdzane i zapisywane w bazie.</text:p>
      <text:p text:style-name="P1"/>
      <text:p text:style-name="P1"/>
      <text:p text:style-name="P1">Poniższa metoda w klasie Startup.cs, ukazuje obsługę kont użytkowników wraz z podstawowymi funkcjami jak logowanie czy rejestracja. W szybki i łatwy sposób można za pomocą tego narzędzia zaimplementować logowanie się wbudowaną w nie funkcją.</text:p>
      <text:p text:style-name="P1">&lt;fragmentkodu5.2&gt;</text:p>
      <text:p text:style-name="P1">&lt;fragmentkodu6&gt;</text:p>
      <text:p text:style-name="P1">Po zalogowaniu się nasze dane zapisywane są do „ciasteczek”w przeglądarce.<text:line-break/>&lt;rysunek ciasteczka chrome&gt;</text:p>
      <text:p text:style-name="P1">Przechowywany lokalnie jest zalogowany użytkownik, ale także czy zaakceptował regulamin. Wylogowanie się usuwa odpowiednie ciasteczka z przeglądarki.</text:p>
      <text:p text:style-name="P1">Routing</text:p>
      <text:p text:style-name="P1">Aplikacja dzięki użyciu ASP.NET Core wraz z ASP.NET Core MVC, potrafi sama odnaleźć się w linkach URL. Poprzez odpowiednie użycie kontrolerów, użytkownik zostaje przeniesiony do odpowiednich podstron. Do ścieżek, do których nie używają domyślnych ustawień użyta jest specjalna metoda w Startup.cs.</text:p>
      <text:p text:style-name="P1">&lt;fragmentkodu6.1&gt;</text:p>
      <text:p text:style-name="P1"/>
      <text:p text:style-name="P1">Pierwsze uruchomienie</text:p>
      <text:p text:style-name="P1">Podczas startowania aplikacji uruchamiana jest klasa Program.cs. Zawarta jest tutaj metoda Main, w której to aplikacja jest uruchamiana. </text:p>
      <text:p text:style-name="P1">&lt;fragmentkodu7&gt;</text:p>
      <text:p text:style-name="P1">Aplikacja przechodzi do klasy Startup.cs. Tutaj aktywowane są wszystkie odpowiednie usługi wraz z podstawową konfiguracją. Opisać warto podpinanie się do bazy danej za pomocą „connectionstring” czytanego z jsona z podstawową konfiguracją.</text:p>
      <text:p text:style-name="P1">&lt;fragmentkodu8&gt;</text:p>
      <text:p text:style-name="P1">Występują tu również opisane wcześniej obsługi mapowania bazy oraz zarządzanie modułem użytkowników. Na samym końcu uruchamiana jest metoda służąca do sprawdzenia bazy danych i jej ew. stworzenia. Służy do tego funkcja Seed z klasy DbInitializer. Klasa ta podczas uruchamiania ma dwa cele. Pierwszym jest sprawdzenie czy baza danych istnieje. Przy braku bazy wbudowana metoda powinna samodzielnie utworzyć bazę danych, jeżeli istnieje już połączenie przez ConnectionString. Tutaj tworzony jest także główny administrator w oparciu o dane, które powinien dostarczyć przyszły korzystający z aplikacji.</text:p>
      <text:p text:style-name="P1"/>
      <text:p text:style-name="P1">MailKit</text:p>
      <text:p text:style-name="P1">Do wysyłania maili w aplikacji użyto biblioteki MailKit. Podając odpowiednie dane używanej poczty, umożliwiła ona ustawienie nadawcy, tematu oraz treści wiadomości.</text:p>
      <text:p text:style-name="P1">&lt;fragmentkodu9&gt;</text:p>
      <text:p text:style-name="P1"/>
      <text:p text:style-name="P1">Rozdział 5: Podsumowanie</text:p>
      <text:p text:style-name="P1">Autor postawił sobie za cel zdigitalizowania procesu recenzowania prac dyplomowych. Aplikacja spełnia więc wymagania, zarówno pod względem samego celu jak i podstawowych funkcjonalności dla aplikacji internetowej w skład których wchodzą takie rzeczy jak: logowanie, rejestracja, konto administratorów.</text:p>
      <text:p text:style-name="P1">Możliwości rozwoju są jak na aplikacje internetową ogromne. Kluczowym jednak jest, że tego typu rozwiązanie powinno być zaimplementowane w platformy uczelniane. Przykładem jest chociażby Wikamp Politechniki Łódzkiej czy USOS Uniwersytetu Łódzkiego. Wbudowanie tego w istniejące jest środowisko znacznie zwiększyło by potencjał na rozwój. Niestety z oczywistych powodów, Autor mógł pozwolić sobie tylko na zamkniętą aplikacje. Podobnie jak inne serwisy tego typu, można byłoby rozwijać aplikację w niemal nieskończoność. W czasie pracy zawsze można było coś dodać, czegoś brakowało. Dobry deweloper powinien umieć wyznaczyć zakres swojego projektu tak, aby nie rozrósł się do przekraczających jego możliwości rozmiarów. Koniec końców to użytkownicy mają znaczący wpływ na aplikację i to na podstawie ich działać powinno się ją dostosowywać.</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